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60" style:family="table">
      <style:table-properties style:width="16.505cm" fo:margin-left="-0.208cm" fo:margin-top="0cm" fo:margin-bottom="0cm" table:align="left" style:writing-mode="lr-tb"/>
    </style:style>
    <style:style style:name="Tabela60.A" style:family="table-column">
      <style:table-column-properties style:column-width="1.901cm"/>
    </style:style>
    <style:style style:name="Tabela60.B" style:family="table-column">
      <style:table-column-properties style:column-width="4.189cm"/>
    </style:style>
    <style:style style:name="Tabela60.C" style:family="table-column">
      <style:table-column-properties style:column-width="2.311cm"/>
    </style:style>
    <style:style style:name="Tabela60.D" style:family="table-column">
      <style:table-column-properties style:column-width="5.205cm"/>
    </style:style>
    <style:style style:name="Tabela60.E" style:family="table-column">
      <style:table-column-properties style:column-width="2.898cm"/>
    </style:style>
    <style:style style:name="Tabela60.1" style:family="table-row">
      <style:table-row-properties style:min-row-height="0.624cm" fo:keep-together="auto"/>
    </style:style>
    <style:style style:name="Tabela60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60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60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8" style:family="table">
      <style:table-properties style:width="16.201cm" fo:margin-left="-0.208cm" fo:margin-top="0cm" fo:margin-bottom="0cm" table:align="left" style:writing-mode="lr-tb"/>
    </style:style>
    <style:style style:name="Tabela48.A" style:family="table-column">
      <style:table-column-properties style:column-width="1.949cm"/>
    </style:style>
    <style:style style:name="Tabela48.B" style:family="table-column">
      <style:table-column-properties style:column-width="4.75cm"/>
    </style:style>
    <style:style style:name="Tabela48.C" style:family="table-column">
      <style:table-column-properties style:column-width="2.362cm"/>
    </style:style>
    <style:style style:name="Tabela48.D" style:family="table-column">
      <style:table-column-properties style:column-width="4.299cm"/>
    </style:style>
    <style:style style:name="Tabela48.E" style:family="table-column">
      <style:table-column-properties style:column-width="2.842cm"/>
    </style:style>
    <style:style style:name="Tabela48.1" style:family="table-row">
      <style:table-row-properties style:min-row-height="0.624cm" fo:keep-together="auto"/>
    </style:style>
    <style:style style:name="Tabela48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48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48.A7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46" style:family="table">
      <style:table-properties style:width="16.201cm" fo:margin-left="-0.208cm" fo:margin-top="0cm" fo:margin-bottom="0cm" table:align="left" style:writing-mode="lr-tb"/>
    </style:style>
    <style:style style:name="Tabela46.A" style:family="table-column">
      <style:table-column-properties style:column-width="1.949cm"/>
    </style:style>
    <style:style style:name="Tabela46.B" style:family="table-column">
      <style:table-column-properties style:column-width="4.75cm"/>
    </style:style>
    <style:style style:name="Tabela46.C" style:family="table-column">
      <style:table-column-properties style:column-width="2.584cm"/>
    </style:style>
    <style:style style:name="Tabela46.D" style:family="table-column">
      <style:table-column-properties style:column-width="4.161cm"/>
    </style:style>
    <style:style style:name="Tabela46.E" style:family="table-column">
      <style:table-column-properties style:column-width="2.757cm"/>
    </style:style>
    <style:style style:name="Tabela46.1" style:family="table-row">
      <style:table-row-properties style:min-row-height="0.624cm" fo:keep-together="auto"/>
    </style:style>
    <style:style style:name="Tabela46.A1" style:family="table-cell">
      <style:table-cell-properties style:vertical-align="middle" fo:background-color="#000000" fo:padding-left="0.199cm" fo:padding-right="0.191cm" fo:padding-top="0cm" fo:padding-bottom="0cm" fo:border="0.5pt solid #000001">
        <style:background-image/>
      </style:table-cell-properties>
    </style:style>
    <style:style style:name="Tabela46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ela46.A4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text-properties officeooo:paragraph-rsid="001d3ea2"/>
    </style:style>
    <style:style style:name="P2" style:family="paragraph" style:parent-style-name="Standard">
      <style:text-properties style:font-name="Arial" fo:font-size="10pt" officeooo:paragraph-rsid="001d3ea2" style:font-size-asian="10pt" style:font-name-complex="Arial1" style:font-size-complex="10pt"/>
    </style:style>
    <style:style style:name="P3" style:family="paragraph" style:parent-style-name="Standard">
      <style:text-properties style:font-name="Arial" fo:font-size="10pt" officeooo:rsid="001f0be7" officeooo:paragraph-rsid="001f0be7" style:font-size-asian="10pt" style:font-name-complex="Arial1" style:font-size-complex="10pt"/>
    </style:style>
    <style:style style:name="P4" style:family="paragraph" style:parent-style-name="Standard">
      <style:text-properties style:font-name="Arial" fo:font-size="10pt" officeooo:rsid="0021447e" officeooo:paragraph-rsid="0021447e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officeooo:rsid="002635b0" officeooo:paragraph-rsid="002635b0" style:font-size-asian="10pt" style:font-name-complex="Arial1" style:font-size-complex="10pt"/>
    </style:style>
    <style:style style:name="P6" style:family="paragraph" style:parent-style-name="Standard">
      <style:text-properties officeooo:paragraph-rsid="00222ace"/>
    </style:style>
    <style:style style:name="P7" style:family="paragraph" style:parent-style-name="caption">
      <style:text-properties officeooo:paragraph-rsid="001d3ea2"/>
    </style:style>
    <style:style style:name="P8" style:family="paragraph" style:parent-style-name="caption">
      <style:text-properties officeooo:paragraph-rsid="00222ace"/>
    </style:style>
    <style:style style:name="P9" style:family="paragraph" style:parent-style-name="LegendaAutor">
      <style:text-properties officeooo:paragraph-rsid="001d3ea2"/>
    </style:style>
    <style:style style:name="P10" style:family="paragraph" style:parent-style-name="LegendaAutor">
      <style:text-properties officeooo:rsid="001f0be7" officeooo:paragraph-rsid="001f0be7"/>
    </style:style>
    <style:style style:name="P11" style:family="paragraph" style:parent-style-name="LegendaAutor">
      <style:text-properties officeooo:rsid="0021447e" officeooo:paragraph-rsid="0021447e"/>
    </style:style>
    <style:style style:name="P12" style:family="paragraph" style:parent-style-name="Standard">
      <style:text-properties style:font-name="Arial" fo:font-size="10pt" officeooo:paragraph-rsid="00222ace" style:font-size-asian="10pt" style:font-name-complex="Arial1" style:font-size-complex="10pt"/>
    </style:style>
    <style:style style:name="P13" style:family="paragraph" style:parent-style-name="Standard">
      <style:text-properties style:font-name="Arial" fo:font-size="10pt" officeooo:rsid="002635b0" officeooo:paragraph-rsid="002635b0" style:font-size-asian="10pt" style:font-name-complex="Arial1" style:font-size-complex="10pt"/>
    </style:style>
    <style:style style:name="P14" style:family="paragraph" style:parent-style-name="Standard">
      <style:text-properties style:font-name="Arial" fo:font-size="10pt" officeooo:rsid="0028c217" officeooo:paragraph-rsid="0028c217" style:font-size-asian="10pt" style:font-name-complex="Arial1" style:font-size-complex="10pt"/>
    </style:style>
    <style:style style:name="P15" style:family="paragraph" style:parent-style-name="Standard">
      <style:text-properties style:font-name="Arial" fo:font-size="10pt" officeooo:rsid="00222ace" officeooo:paragraph-rsid="00222ace" style:font-size-asian="10pt" style:font-name-complex="Arial1" style:font-size-complex="10pt"/>
    </style:style>
    <style:style style:name="P16" style:family="paragraph" style:parent-style-name="Standard">
      <style:text-properties style:font-name="Arial" fo:font-size="10pt" officeooo:rsid="00242975" officeooo:paragraph-rsid="00242975" style:font-size-asian="10pt" style:font-name-complex="Arial1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officeooo:rsid="00242975" officeooo:paragraph-rsid="002dba5b" style:font-size-asian="10pt" style:font-name-complex="Arial1" style:font-size-complex="10pt"/>
    </style:style>
    <style:style style:name="P18" style:family="paragraph" style:parent-style-name="Standard">
      <style:paragraph-properties fo:line-height="100%"/>
      <style:text-properties officeooo:paragraph-rsid="002a7565"/>
    </style:style>
    <style:style style:name="P19" style:family="paragraph" style:parent-style-name="Standard">
      <style:paragraph-properties fo:line-height="100%"/>
      <style:text-properties officeooo:paragraph-rsid="002dba5b"/>
    </style:style>
    <style:style style:name="P20" style:family="paragraph" style:parent-style-name="Standard">
      <style:paragraph-properties fo:line-height="100%"/>
      <style:text-properties officeooo:rsid="002a7565" officeooo:paragraph-rsid="002a7565"/>
    </style:style>
    <style:style style:name="P21" style:family="paragraph" style:parent-style-name="Standard">
      <style:paragraph-properties fo:line-height="100%"/>
      <style:text-properties officeooo:rsid="002bc5a9" officeooo:paragraph-rsid="002bc5a9"/>
    </style:style>
    <style:style style:name="P22" style:family="paragraph" style:parent-style-name="Standard">
      <style:paragraph-properties fo:line-height="100%"/>
      <style:text-properties officeooo:rsid="002d33c7" officeooo:paragraph-rsid="002d33c7"/>
    </style:style>
    <style:style style:name="P23" style:family="paragraph" style:parent-style-name="caption">
      <style:text-properties officeooo:paragraph-rsid="002a7565"/>
    </style:style>
    <style:style style:name="P24" style:family="paragraph" style:parent-style-name="LegendaAutor">
      <style:text-properties officeooo:paragraph-rsid="00222ace"/>
    </style:style>
    <style:style style:name="P25" style:family="paragraph" style:parent-style-name="LegendaAutor">
      <style:text-properties officeooo:paragraph-rsid="002a7565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22ace" style:font-size-asian="10pt" style:font-name-complex="Arial1" style:font-size-complex="10pt"/>
    </style:style>
    <style:style style:name="T3" style:family="text">
      <style:text-properties style:font-name="Arial" fo:font-size="10pt" officeooo:rsid="00242975" style:font-size-asian="10pt" style:font-name-complex="Arial1" style:font-size-complex="10pt"/>
    </style:style>
    <style:style style:name="T4" style:family="text">
      <style:text-properties style:font-name="Arial" fo:font-size="10pt" officeooo:rsid="002596be" style:font-size-asian="10pt" style:font-name-complex="Arial1" style:font-size-complex="10pt"/>
    </style:style>
    <style:style style:name="T5" style:family="text">
      <style:text-properties style:font-name="Arial" fo:font-size="10pt" officeooo:rsid="002a7565" style:font-size-asian="10pt" style:font-name-complex="Arial1" style:font-size-complex="10pt"/>
    </style:style>
    <style:style style:name="T6" style:family="text">
      <style:text-properties style:font-name="Arial" fo:font-size="10pt" officeooo:rsid="002bc5a9" style:font-size-asian="10pt" style:font-name-complex="Arial1" style:font-size-complex="10pt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style:font-style-asian="normal" style:font-name-complex="Arial1"/>
    </style:style>
    <style:style style:name="T9" style:family="text">
      <style:text-properties fo:font-style="normal" officeooo:rsid="001f0be7" style:font-style-asian="normal" style:font-name-complex="Arial1"/>
    </style:style>
    <style:style style:name="T10" style:family="text">
      <style:text-properties fo:font-style="normal" officeooo:rsid="002480de" style:font-style-asian="normal" style:font-name-complex="Arial1"/>
    </style:style>
    <style:style style:name="T11" style:family="text">
      <style:text-properties fo:font-style="normal" officeooo:rsid="002a7565" style:font-style-asian="normal" style:font-name-complex="Arial1"/>
    </style:style>
    <style:style style:name="T12" style:family="text">
      <style:text-properties fo:font-style="normal" officeooo:rsid="002a7565" style:font-style-asian="normal"/>
    </style:style>
    <style:style style:name="T13" style:family="text">
      <style:text-properties officeooo:rsid="001f0be7"/>
    </style:style>
    <style:style style:name="T14" style:family="text">
      <style:text-properties officeooo:rsid="0026f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Tabela </text:span><text:span text:style-name="T8"><text:sequence text:ref-name="refTable0" text:name="Table" text:formula="ooow:Table+1" style:num-format="1">1</text:sequence></text:span><text:span text:style-name="T8"> - Dicionário da Entidade </text:span><text:span text:style-name="T7">- </text:span><text:span text:style-name="T9">Profile</text:span></text:p>
      <table:table table:name="Tabela60" table:style-name="Tabela60">
        <table:table-column table:style-name="Tabela60.A"/>
        <table:table-column table:style-name="Tabela60.B"/>
        <table:table-column table:style-name="Tabela60.C"/>
        <table:table-column table:style-name="Tabela60.D"/>
        <table:table-column table:style-name="Tabela60.E"/>
        <table:table-row table:style-name="Tabela60.1">
          <table:table-cell table:style-name="Tabela60.A1" office:value-type="string">
            <text:p text:style-name="P1"><text:span text:style-name="Strong"><text:span text:style-name="T1">Posição</text:span></text:span></text:p>
          </table:table-cell>
          <table:table-cell table:style-name="Tabela60.A1" office:value-type="string">
            <text:p text:style-name="P1"><text:span text:style-name="Strong"><text:span text:style-name="T1">Campo</text:span></text:span></text:p>
          </table:table-cell>
          <table:table-cell table:style-name="Tabela60.A1" office:value-type="string">
            <text:p text:style-name="P1"><text:span text:style-name="Strong"><text:span text:style-name="T1">Tipo</text:span></text:span></text:p>
          </table:table-cell>
          <table:table-cell table:style-name="Tabela60.A1" office:value-type="string">
            <text:p text:style-name="P1"><text:span text:style-name="Strong"><text:span text:style-name="T1">Descrição</text:span></text:span></text:p>
          </table:table-cell>
          <table:table-cell table:style-name="Tabela60.A1" office:value-type="string">
            <text:p text:style-name="P1"><text:span text:style-name="Strong"><text:span text:style-name="T1">Observação</text:span></text:span></text:p>
          </table:table-cell>
        </table:table-row>
        <table:table-row table:style-name="Tabela60.1">
          <table:table-cell table:style-name="Tabela60.A2" office:value-type="string">
            <text:p text:style-name="P3">1</text:p>
          </table:table-cell>
          <table:table-cell table:style-name="Tabela60.A2" office:value-type="string">
            <text:p text:style-name="P3">id</text:p>
          </table:table-cell>
          <table:table-cell table:style-name="Tabela60.A2" office:value-type="string">
            <text:p text:style-name="P5">Integer</text:p>
          </table:table-cell>
          <table:table-cell table:style-name="Tabela60.A2" office:value-type="string">
            <text:p text:style-name="P2">Identificação da tabela.</text:p>
          </table:table-cell>
          <table:table-cell table:style-name="Tabela60.A2" office:value-type="string">
            <text:p text:style-name="P2">Primary Key</text:p>
          </table:table-cell>
        </table:table-row>
        <table:table-row table:style-name="Tabela60.1">
          <table:table-cell table:style-name="Tabela60.A3" office:value-type="string">
            <text:p text:style-name="P3">2</text:p>
          </table:table-cell>
          <table:table-cell table:style-name="Tabela60.A3" office:value-type="string">
            <text:p text:style-name="P2">nome</text:p>
          </table:table-cell>
          <table:table-cell table:style-name="Tabela60.A3" office:value-type="string">
            <text:p text:style-name="P5">String</text:p>
          </table:table-cell>
          <table:table-cell table:style-name="Tabela60.A3" office:value-type="string">
            <text:p text:style-name="P2">Nome da permissão.</text:p>
          </table:table-cell>
          <table:table-cell table:style-name="Tabela60.A3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3</text:p>
          </table:table-cell>
          <table:table-cell table:style-name="Tabela60.A2" office:value-type="string">
            <text:p text:style-name="P2">aprovar_solicitacao_subordinados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Aprovar solicitação de subordinados 1=sim, 2 =não.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4</text:p>
          </table:table-cell>
          <table:table-cell table:style-name="Tabela60.A2" office:value-type="string">
            <text:p text:style-name="P2"><text:span text:style-name="T13">e</text:span>xcluir_solicitacao_subordinados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Excluir solicitação após providencia tomada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5</text:p>
          </table:table-cell>
          <table:table-cell table:style-name="Tabela60.A2" office:value-type="string">
            <text:p text:style-name="P2"><text:span text:style-name="T13">s</text:span>olicitar_dispensa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solicitar dispensa.</text:p>
          </table:table-cell>
          <table:table-cell table:style-name="Tabela60.A2" office:value-type="string">
            <text:p text:style-name="P2">Null</text:p>
          </table:table-cell>
        </table:table-row>
        <table:table-row table:style-name="Tabela60.1">
          <table:table-cell table:style-name="Tabela60.A2" office:value-type="string">
            <text:p text:style-name="P3">6</text:p>
          </table:table-cell>
          <table:table-cell table:style-name="Tabela60.A2" office:value-type="string">
            <text:p text:style-name="P2"><text:span text:style-name="T13">s</text:span>olicitar_licenca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solicitar dispensa.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7</text:p>
          </table:table-cell>
          <table:table-cell table:style-name="Tabela60.A2" office:value-type="string">
            <text:p text:style-name="P2"><text:span text:style-name="T13">e</text:span>ditar_mapas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editar mapas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8</text:p>
          </table:table-cell>
          <table:table-cell table:style-name="Tabela60.A2" office:value-type="string">
            <text:p text:style-name="P2"><text:span text:style-name="T13">s</text:span>olicitar_dispensa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solicitar dispensa.</text:p>
          </table:table-cell>
          <table:table-cell table:style-name="Tabela60.A2" office:value-type="string">
            <text:p text:style-name="P2">Null</text:p>
          </table:table-cell>
        </table:table-row>
        <table:table-row table:style-name="Tabela60.1">
          <table:table-cell table:style-name="Tabela60.A2" office:value-type="string">
            <text:p text:style-name="P3">9</text:p>
          </table:table-cell>
          <table:table-cell table:style-name="Tabela60.A2" office:value-type="string">
            <text:p text:style-name="P2"><text:span text:style-name="T13">i</text:span>mprimir_relatorios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imprimir relatórios.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2" office:value-type="string">
            <text:p text:style-name="P3">10</text:p>
          </table:table-cell>
          <table:table-cell table:style-name="Tabela60.A2" office:value-type="string">
            <text:p text:style-name="P2">visualizar_relatorios</text:p>
          </table:table-cell>
          <table:table-cell table:style-name="Tabela60.A2" office:value-type="string">
            <text:p text:style-name="P2">Boolean</text:p>
          </table:table-cell>
          <table:table-cell table:style-name="Tabela60.A2" office:value-type="string">
            <text:p text:style-name="P2">Pode visualizar relatórios.</text:p>
          </table:table-cell>
          <table:table-cell table:style-name="Tabela60.A2" office:value-type="string">
            <text:p text:style-name="P2">Not null</text:p>
          </table:table-cell>
        </table:table-row>
        <table:table-row table:style-name="Tabela60.1">
          <table:table-cell table:style-name="Tabela60.A3" office:value-type="string">
            <text:p text:style-name="P3">1<text:span text:style-name="T14">1</text:span></text:p>
          </table:table-cell>
          <table:table-cell table:style-name="Tabela60.A3" office:value-type="string">
            <text:p text:style-name="P3">posto_graduacao_id</text:p>
          </table:table-cell>
          <table:table-cell table:style-name="Tabela60.A3" office:value-type="string">
            <text:p text:style-name="P5">Integer</text:p>
          </table:table-cell>
          <table:table-cell table:style-name="Tabela60.A3" office:value-type="string">
            <text:p text:style-name="P3">Chave estrangeira da Tabela Posto_Graduacao.</text:p>
          </table:table-cell>
          <table:table-cell table:style-name="Tabela60.A3" office:value-type="string">
            <text:p text:style-name="P10">Not null</text:p>
          </table:table-cell>
        </table:table-row>
        <table:table-row table:style-name="Tabela60.1">
          <table:table-cell table:style-name="Tabela60.A3" office:value-type="string">
            <text:p text:style-name="P4">1<text:span text:style-name="T14">2</text:span></text:p>
          </table:table-cell>
          <table:table-cell table:style-name="Tabela60.A3" office:value-type="string">
            <text:p text:style-name="P4">created_at</text:p>
          </table:table-cell>
          <table:table-cell table:style-name="Tabela60.A3" office:value-type="string">
            <text:p text:style-name="P4">Date Time</text:p>
          </table:table-cell>
          <table:table-cell table:style-name="Tabela60.A3" office:value-type="string">
            <text:p text:style-name="P4">Data de criação da tabela</text:p>
          </table:table-cell>
          <table:table-cell table:style-name="Tabela60.A3" office:value-type="string">
            <text:p text:style-name="P11">Null</text:p>
          </table:table-cell>
        </table:table-row>
        <table:table-row table:style-name="Tabela60.1">
          <table:table-cell table:style-name="Tabela60.A3" office:value-type="string">
            <text:p text:style-name="P4">1<text:span text:style-name="T14">3</text:span></text:p>
          </table:table-cell>
          <table:table-cell table:style-name="Tabela60.A3" office:value-type="string">
            <text:p text:style-name="P4">upodated_at</text:p>
          </table:table-cell>
          <table:table-cell table:style-name="Tabela60.A3" office:value-type="string">
            <text:p text:style-name="P4">Date Time</text:p>
          </table:table-cell>
          <table:table-cell table:style-name="Tabela60.A3" office:value-type="string">
            <text:p text:style-name="P4">Data de última alteração da Tabela.</text:p>
          </table:table-cell>
          <table:table-cell table:style-name="Tabela60.A3" office:value-type="string">
            <text:p text:style-name="P11">Null</text:p>
          </table:table-cell>
        </table:table-row>
      </table:table>
      <text:p text:style-name="P9">Fonte: O Autor (2016)</text:p>
      <text:p text:style-name="P9"/>
      <text:p text:style-name="P8"><text:span text:style-name="T8">Tabela </text:span><text:span text:style-name="T8"><text:sequence text:ref-name="refTable1" text:name="Table" text:formula="ooow:Table+1" style:num-format="1">2</text:sequence></text:span><text:span text:style-name="T8"> - Dicionário da Entidade </text:span><text:span text:style-name="T7">- </text:span><text:span text:style-name="T8">Uniform</text:span><text:span text:style-name="T10">s</text:span></text:p>
      <table:table table:name="Tabela48" table:style-name="Tabela48">
        <table:table-column table:style-name="Tabela48.A"/>
        <table:table-column table:style-name="Tabela48.B"/>
        <table:table-column table:style-name="Tabela48.C"/>
        <table:table-column table:style-name="Tabela48.D"/>
        <table:table-column table:style-name="Tabela48.E"/>
        <table:table-row table:style-name="Tabela48.1">
          <table:table-cell table:style-name="Tabela48.A1" office:value-type="string">
            <text:p text:style-name="P6"><text:span text:style-name="Strong"><text:span text:style-name="T1">Posição</text:span></text:span></text:p>
          </table:table-cell>
          <table:table-cell table:style-name="Tabela48.A1" office:value-type="string">
            <text:p text:style-name="P6"><text:span text:style-name="Strong"><text:span text:style-name="T1">Campo</text:span></text:span></text:p>
          </table:table-cell>
          <table:table-cell table:style-name="Tabela48.A1" office:value-type="string">
            <text:p text:style-name="P6"><text:span text:style-name="Strong"><text:span text:style-name="T1">Tipo</text:span></text:span></text:p>
          </table:table-cell>
          <table:table-cell table:style-name="Tabela48.A1" office:value-type="string">
            <text:p text:style-name="P6"><text:span text:style-name="Strong"><text:span text:style-name="T1">Descrição</text:span></text:span></text:p>
          </table:table-cell>
          <table:table-cell table:style-name="Tabela48.A1" office:value-type="string">
            <text:p text:style-name="P6"><text:span text:style-name="Strong"><text:span text:style-name="T1">Observação</text:span></text:span></text:p>
          </table:table-cell>
        </table:table-row>
        <table:table-row table:style-name="Tabela48.1">
          <table:table-cell table:style-name="Tabela48.A2" office:value-type="string">
            <text:p text:style-name="P12">0</text:p>
          </table:table-cell>
          <table:table-cell table:style-name="Tabela48.A2" office:value-type="string">
            <text:p text:style-name="P6"><text:span text:style-name="T2">i</text:span><text:span text:style-name="T1">d</text:span></text:p>
          </table:table-cell>
          <table:table-cell table:style-name="Tabela48.A2" office:value-type="string">
            <text:p text:style-name="P5">Integer</text:p>
          </table:table-cell>
          <table:table-cell table:style-name="Tabela48.A2" office:value-type="string">
            <text:p text:style-name="P12">Identificador único do uniforme.</text:p>
          </table:table-cell>
          <table:table-cell table:style-name="Tabela48.A2" office:value-type="string">
            <text:p text:style-name="P12">Primary Key</text:p>
          </table:table-cell>
        </table:table-row>
        <table:table-row table:style-name="Tabela48.1">
          <table:table-cell table:style-name="Tabela48.A2" office:value-type="string">
            <text:p text:style-name="P12">1</text:p>
          </table:table-cell>
          <table:table-cell table:style-name="Tabela48.A2" office:value-type="string">
            <text:p text:style-name="P6"><text:span text:style-name="T2">s</text:span><text:span text:style-name="T1">igla</text:span></text:p>
          </table:table-cell>
          <table:table-cell table:style-name="Tabela48.A2" office:value-type="string">
            <text:p text:style-name="P5">String</text:p>
          </table:table-cell>
          <table:table-cell table:style-name="Tabela48.A2" office:value-type="string">
            <text:p text:style-name="P12">Sigla do nome do Uniforme.</text:p>
          </table:table-cell>
          <table:table-cell table:style-name="Tabela48.A2" office:value-type="string">
            <text:p text:style-name="P14">Not null</text:p>
          </table:table-cell>
        </table:table-row>
        <table:table-row table:style-name="Tabela48.1">
          <table:table-cell table:style-name="Tabela48.A2" office:value-type="string">
            <text:p text:style-name="P12">2</text:p>
          </table:table-cell>
          <table:table-cell table:style-name="Tabela48.A2" office:value-type="string">
            <text:p text:style-name="P15">uniforme</text:p>
          </table:table-cell>
          <table:table-cell table:style-name="Tabela48.A2" office:value-type="string">
            <text:p text:style-name="P5">String</text:p>
          </table:table-cell>
          <table:table-cell table:style-name="Tabela48.A2" office:value-type="string">
            <text:p text:style-name="P12">Nome completo do Uniforme.</text:p>
          </table:table-cell>
          <table:table-cell table:style-name="Tabela48.A2" office:value-type="string">
            <text:p text:style-name="P12">Not null</text:p>
          </table:table-cell>
        </table:table-row>
        <table:table-row table:style-name="Tabela48.1">
          <table:table-cell table:style-name="Tabela48.A2" office:value-type="string">
            <text:p text:style-name="P12">3</text:p>
          </table:table-cell>
          <table:table-cell table:style-name="Tabela48.A2" office:value-type="string">
            <text:p text:style-name="P12">descricao</text:p>
          </table:table-cell>
          <table:table-cell table:style-name="Tabela48.A2" office:value-type="string">
            <text:p text:style-name="P5">String</text:p>
          </table:table-cell>
          <table:table-cell table:style-name="Tabela48.A2" office:value-type="string">
            <text:p text:style-name="P12">Descrição das partes do uniforme.</text:p>
          </table:table-cell>
          <table:table-cell table:style-name="Tabela48.A2" office:value-type="string">
            <text:p text:style-name="P12">Not null</text:p>
          </table:table-cell>
        </table:table-row>
        <table:table-row table:style-name="Tabela48.1">
          <table:table-cell table:style-name="Tabela48.A2" office:value-type="string">
            <text:p text:style-name="P12">4</text:p>
          </table:table-cell>
          <table:table-cell table:style-name="Tabela48.A2" office:value-type="string">
            <text:p text:style-name="P16">created_at</text:p>
          </table:table-cell>
          <table:table-cell table:style-name="Tabela48.A2" office:value-type="string">
            <text:p text:style-name="P12">Timestamp</text:p>
          </table:table-cell>
          <table:table-cell table:style-name="Tabela48.A2" office:value-type="string">
            <text:p text:style-name="P16">Data de criação da Tabela.</text:p>
          </table:table-cell>
          <table:table-cell table:style-name="Tabela48.A2" office:value-type="string">
            <text:p text:style-name="P6"><text:span text:style-name="T1"><text:s/></text:span><text:span text:style-name="T3">Null</text:span></text:p>
          </table:table-cell>
        </table:table-row>
        <table:table-row table:style-name="Tabela48.1">
          <table:table-cell table:style-name="Tabela48.A7" office:value-type="string">
            <text:p text:style-name="P12">4</text:p>
          </table:table-cell>
          <table:table-cell table:style-name="Tabela48.A7" office:value-type="string">
            <text:p text:style-name="P16">updated_at</text:p>
          </table:table-cell>
          <table:table-cell table:style-name="Tabela48.A7" office:value-type="string">
            <text:p text:style-name="P12">Timestamp</text:p>
          </table:table-cell>
          <table:table-cell table:style-name="Tabela48.A7" office:value-type="string">
            <text:p text:style-name="P6"><text:span text:style-name="T1">Data do últim</text:span><text:span text:style-name="T4">a alteração da tabela.</text:span></text:p>
          </table:table-cell>
          <table:table-cell table:style-name="Tabela48.A7" office:value-type="string">
            <text:p text:style-name="P12"><text:s/>Null</text:p>
          </table:table-cell>
        </table:table-row>
      </table:table>
      <text:p text:style-name="P24">Fonte: O Autor (2016)</text:p>
      <text:p text:style-name="P23"><text:span text:style-name="T8">Tabela </text:span><text:span text:style-name="T8"><text:sequence text:ref-name="refTable45" text:name="Table" text:formula="ooow:Table+1" style:num-format="1">3</text:sequence></text:span><text:span text:style-name="T8"> - Dicionário da Entidade –</text:span><text:span text:style-name="T7"> </text:span><text:span text:style-name="T12">F</text:span><text:span text:style-name="T11">unctions</text:span></text:p>
      <table:table table:name="Tabela46" table:style-name="Tabela46">
        <table:table-column table:style-name="Tabela46.A"/>
        <table:table-column table:style-name="Tabela46.B"/>
        <table:table-column table:style-name="Tabela46.C"/>
        <table:table-column table:style-name="Tabela46.D"/>
        <table:table-column table:style-name="Tabela46.E"/>
        <table:table-row table:style-name="Tabela46.1">
          <table:table-cell table:style-name="Tabela46.A1" office:value-type="string">
            <text:p text:style-name="P18"><text:span text:style-name="Strong"><text:span text:style-name="T1">Posição</text:span></text:span></text:p>
          </table:table-cell>
          <table:table-cell table:style-name="Tabela46.A1" office:value-type="string">
            <text:p text:style-name="P18"><text:span text:style-name="Strong"><text:span text:style-name="T1">Campo</text:span></text:span></text:p>
          </table:table-cell>
          <table:table-cell table:style-name="Tabela46.A1" office:value-type="string">
            <text:p text:style-name="P18"><text:span text:style-name="Strong"><text:span text:style-name="T1">Tipo</text:span></text:span></text:p>
          </table:table-cell>
          <table:table-cell table:style-name="Tabela46.A1" office:value-type="string">
            <text:p text:style-name="P18"><text:span text:style-name="Strong"><text:span text:style-name="T1">Descrição</text:span></text:span></text:p>
          </table:table-cell>
          <table:table-cell table:style-name="Tabela46.A1" office:value-type="string">
            <text:p text:style-name="P18"><text:span text:style-name="Strong"><text:span text:style-name="T1">Observação</text:span></text:span></text:p>
          </table:table-cell>
        </table:table-row>
        <table:table-row table:style-name="Tabela46.1">
          <table:table-cell table:style-name="Tabela46.A2" office:value-type="string">
            <text:p text:style-name="P20"><text:span text:style-name="T1">1</text:span></text:p>
          </table:table-cell>
          <table:table-cell table:style-name="Tabela46.A2" office:value-type="string">
            <text:p text:style-name="P20"><text:span text:style-name="T1">id</text:span></text:p>
          </table:table-cell>
          <table:table-cell table:style-name="Tabela46.A2" office:value-type="string">
            <text:p text:style-name="P18"><text:span text:style-name="T1">Number</text:span></text:p>
          </table:table-cell>
          <table:table-cell table:style-name="Tabela46.A2" office:value-type="string">
            <text:p text:style-name="P18"><text:span text:style-name="T1">Identificador único de função.</text:span></text:p>
          </table:table-cell>
          <table:table-cell table:style-name="Tabela46.A2" office:value-type="string">
            <text:p text:style-name="P18"><text:span text:style-name="T1">Primary Key</text:span></text:p>
          </table:table-cell>
        </table:table-row>
        <table:table-row table:style-name="Tabela46.1">
          <table:table-cell table:style-name="Tabela46.A2" office:value-type="string">
            <text:p text:style-name="P20"><text:span text:style-name="T1">2</text:span></text:p>
          </table:table-cell>
          <table:table-cell table:style-name="Tabela46.A2" office:value-type="string">
            <text:p text:style-name="P20"><text:span text:style-name="T1">funcao</text:span></text:p>
          </table:table-cell>
          <table:table-cell table:style-name="Tabela46.A2" office:value-type="string">
            <text:p text:style-name="P20"><text:span text:style-name="T1">String</text:span></text:p>
          </table:table-cell>
          <table:table-cell table:style-name="Tabela46.A2" office:value-type="string">
            <text:p text:style-name="P18"><text:span text:style-name="T1"><text:s/></text:span><text:span text:style-name="T5">N</text:span><text:span text:style-name="T1">ome da Função.</text:span></text:p>
          </table:table-cell>
          <table:table-cell table:style-name="Tabela46.A2" office:value-type="string">
            <text:p text:style-name="P20"><text:span text:style-name="T1">Not null</text:span></text:p>
          </table:table-cell>
        </table:table-row>
        <table:table-row table:style-name="Tabela46.1">
          <table:table-cell table:style-name="Tabela46.A4" office:value-type="string">
            <text:p text:style-name="P22"><text:span text:style-name="T1">3</text:span></text:p>
          </table:table-cell>
          <table:table-cell table:style-name="Tabela46.A4" office:value-type="string">
            <text:p text:style-name="P18"><text:span text:style-name="T6">s</text:span><text:span text:style-name="T1">igla</text:span></text:p>
          </table:table-cell>
          <table:table-cell table:style-name="Tabela46.A4" office:value-type="string">
            <text:p text:style-name="P21"><text:span text:style-name="T1">String</text:span></text:p>
          </table:table-cell>
          <table:table-cell table:style-name="Tabela46.A4" office:value-type="string">
            <text:p text:style-name="P18"><text:span text:style-name="T1">Sigla do nome da Função.</text:span></text:p>
          </table:table-cell>
          <table:table-cell table:style-name="Tabela46.A4" office:value-type="string">
            <text:p text:style-name="P21"><text:span text:style-name="T1">Not null</text:span></text:p>
          </table:table-cell>
        </table:table-row>
        <table:table-row table:style-name="Tabela46.1">
          <table:table-cell table:style-name="Tabela46.A2" office:value-type="string">
            <text:p text:style-name="P22"><text:span text:style-name="T1">4</text:span></text:p>
          </table:table-cell>
          <table:table-cell table:style-name="Tabela46.A2" office:value-type="string">
            <text:p text:style-name="P18"><text:span text:style-name="T6">v</text:span><text:span text:style-name="T1">agas</text:span></text:p>
          </table:table-cell>
          <table:table-cell table:style-name="Tabela46.A2" office:value-type="string">
            <text:p text:style-name="P21"><text:span text:style-name="T1">Integer</text:span></text:p>
          </table:table-cell>
          <table:table-cell table:style-name="Tabela46.A2" office:value-type="string">
            <text:p text:style-name="P18"><text:span text:style-name="T1">Número de vagas definido para a função.</text:span></text:p>
          </table:table-cell>
          <table:table-cell table:style-name="Tabela46.A2" office:value-type="string">
            <text:p text:style-name="P18"><text:span text:style-name="T1">Not null</text:span></text:p>
          </table:table-cell>
        </table:table-row>
        <table:table-row table:style-name="Tabela46.1">
          <table:table-cell table:style-name="Tabela46.A2" office:value-type="string">
            <text:p text:style-name="P22"><text:span text:style-name="T1">5</text:span></text:p>
          </table:table-cell>
          <table:table-cell table:style-name="Tabela46.A2" office:value-type="string">
            <text:p text:style-name="P18"><text:span text:style-name="T1">Ativo</text:span></text:p>
          </table:table-cell>
          <table:table-cell table:style-name="Tabela46.A2" office:value-type="string">
            <text:p text:style-name="P18"><text:span text:style-name="T1">Boolean</text:span></text:p>
          </table:table-cell>
          <table:table-cell table:style-name="Tabela46.A2" office:value-type="string">
            <text:p text:style-name="P18"><text:span text:style-name="T1">Confirmação se a Função está ativa.</text:span></text:p>
          </table:table-cell>
          <table:table-cell table:style-name="Tabela46.A2" office:value-type="string">
            <text:p text:style-name="P18"><text:span text:style-name="T1">Not null</text:span></text:p>
          </table:table-cell>
        </table:table-row>
        <table:table-row table:style-name="Tabela46.1">
          <table:table-cell table:style-name="Tabela46.A2" office:value-type="string">
            <text:p text:style-name="P22"><text:span text:style-name="T1">6</text:span></text:p>
          </table:table-cell>
          <table:table-cell table:style-name="Tabela46.A2" office:value-type="string">
            <text:p text:style-name="P21"><text:span text:style-name="T1">created_at</text:span></text:p>
          </table:table-cell>
          <table:table-cell table:style-name="Tabela46.A2" office:value-type="string">
            <text:p text:style-name="P18"><text:span text:style-name="T1">TImestamp</text:span></text:p>
          </table:table-cell>
          <table:table-cell table:style-name="Tabela46.A2" office:value-type="string">
            <text:p text:style-name="P17"><text:span text:style-name="T1">Data de criação da Tabela.</text:span></text:p>
          </table:table-cell>
          <table:table-cell table:style-name="Tabela46.A2" office:value-type="string">
            <text:p text:style-name="P18"><text:span text:style-name="T1">Null</text:span></text:p>
          </table:table-cell>
        </table:table-row>
        <table:table-row table:style-name="Tabela46.1">
          <table:table-cell table:style-name="Tabela46.A4" office:value-type="string">
            <text:p text:style-name="P22"><text:span text:style-name="T1">7</text:span></text:p>
          </table:table-cell>
          <table:table-cell table:style-name="Tabela46.A4" office:value-type="string">
            <text:p text:style-name="P21"><text:span text:style-name="T1">updated_at</text:span></text:p>
          </table:table-cell>
          <table:table-cell table:style-name="Tabela46.A4" office:value-type="string">
            <text:p text:style-name="P18"><text:span text:style-name="T1">TImestamp</text:span></text:p>
          </table:table-cell>
          <table:table-cell table:style-name="Tabela46.A4" office:value-type="string">
            <text:p text:style-name="P19"><text:span text:style-name="T1">Data do últim</text:span><text:span text:style-name="T4">a alteração da tabela.</text:span></text:p>
          </table:table-cell>
          <table:table-cell table:style-name="Tabela46.A4" office:value-type="string">
            <text:p text:style-name="P18"><text:span text:style-name="T1">Null</text:span></text:p>
          </table:table-cell>
        </table:table-row>
      </table:table>
      <text:p text:style-name="P25">Fonte: O Autor (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Arial" fo:font-family="Arial" style:font-family-generic="roman" style:font-pitch="variable" fo:font-size="10pt" fo:font-style="italic" fo:font-weight="bold" style:font-size-asian="10pt" style:font-style-asian="italic" style:font-weight-asian="bold" style:font-size-complex="9pt" style:font-style-complex="italic"/>
    </style:style>
    <style:style style:name="LegendaAutor" style:family="paragraph" style:parent-style-name="Standard" style:default-outline-level="">
      <style:paragraph-properties fo:margin-left="0.63cm" fo:margin-right="-0.6cm" fo:margin-top="0cm" fo:margin-bottom="0cm" loext:contextual-spacing="false" fo:line-height="100%" fo:text-indent="-0.63cm" style:auto-text-indent="false"/>
      <style:text-properties style:font-name="Arial" fo:font-family="Arial" style:font-family-generic="roman" style:font-pitch="variable" fo:font-size="9pt" style:font-name-asian="Calibri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1:21:12.245547950</meta:creation-date>
    <dc:date>2016-09-17T13:21:14.014153288</dc:date>
    <meta:editing-duration>PT1H28M14S</meta:editing-duration>
    <meta:editing-cycles>15</meta:editing-cycles>
    <meta:generator>LibreOffice/5.1.4.2$Linux_X86_64 LibreOffice_project/10m0$Build-2</meta:generator>
    <meta:document-statistic meta:table-count="3" meta:image-count="0" meta:object-count="0" meta:page-count="1" meta:paragraph-count="151" meta:word-count="291" meta:character-count="1768" meta:non-whitespace-character-count="1624"/>
  </office:meta>
</office:document-meta>
</file>